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Sans UI" svg:font-family="'Andale Sans UI'"/>
    <style:font-face style:name="Lohit Devanagari1" svg:font-family="'Lohit Devanagari'"/>
    <style:font-face style:name="Tahoma" svg:font-family="Tahoma"/>
    <style:font-face style:name="Times New Roman" svg:font-family="'Times New Roman'" style:font-family-generic="roman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293cm" fo:margin-left="-0.963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3.11cm"/>
    </style:style>
    <style:style style:name="Tableau1.B" style:family="table-column">
      <style:table-column-properties style:column-width="13.78cm"/>
    </style:style>
    <style:style style:name="Tableau1.C" style:family="table-column">
      <style:table-column-properties style:column-width="2.404cm"/>
    </style:style>
    <style:style style:name="Tableau1.1" style:family="table-row">
      <style:table-row-properties style:min-row-height="1.39cm"/>
    </style:style>
    <style:style style:name="Tableau1.A1" style:family="table-cell">
      <style:table-cell-properties style:vertical-align="middle"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#adc5e7" fo:padding="0.097cm" fo:border="0.05pt solid #000000">
        <style:background-image/>
      </style:table-cell-properties>
    </style:style>
    <style:style style:name="Tableau1.2" style:family="table-row">
      <style:table-row-properties style:min-row-height="1.808cm" fo:keep-together="auto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fo:keep-together="auto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4" style:family="table-row">
      <style:table-row-properties fo:keep-together="auto"/>
    </style:style>
    <style:style style:name="Tableau1.A4" style:family="table-cell" style:data-style-name="N10100">
      <style:table-cell-properties style:vertical-align="middle" fo:background-color="#ffffff" fo:padding="0cm" fo:border-left="1pt solid #800000" fo:border-right="0.05pt solid #800000" fo:border-top="0.05pt solid #800000" fo:border-bottom="0.05pt solid #000000" style:writing-mode="page">
        <style:background-image/>
      </style:table-cell-properties>
    </style:style>
    <style:style style:name="Tableau1.B4" style:family="table-cell" style:data-style-name="N10000">
      <style:table-cell-properties style:vertical-align="middle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1.C4" style:family="table-cell">
      <style:table-cell-properties style:vertical-align="middle" fo:background-color="#669933" fo:padding="0cm" fo:border-left="0.05pt solid #000000" fo:border-right="1pt solid #000000" fo:border-top="none" fo:border-bottom="0.05pt solid #000000" style:writing-mode="page">
        <style:background-image/>
      </style:table-cell-properties>
    </style:style>
    <style:style style:name="Tableau1.5" style:family="table-row">
      <style:table-row-properties fo:keep-together="auto"/>
    </style:style>
    <style:style style:name="Tableau1.A5" style:family="table-cell" style:data-style-name="N10100">
      <style:table-cell-properties style:vertical-align="middle" fo:background-color="#ffffff" fo:padding="0cm" fo:border-left="1pt solid #800000" fo:border-right="0.05pt solid #800000" fo:border-top="none" fo:border-bottom="0.05pt solid #800000" style:writing-mode="page">
        <style:background-image/>
      </style:table-cell-properties>
    </style:style>
    <style:style style:name="Tableau1.B5" style:family="table-cell">
      <style:table-cell-properties style:vertical-align="middle" fo:background-color="#ffffff" fo:padding="0cm" fo:border-left="none" fo:border-right="0.05pt solid #800000" fo:border-top="none" fo:border-bottom="0.05pt solid #8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669900" fo:padding="0cm" fo:border-left="0.05pt solid #000000" fo:border-right="1pt solid #800000" fo:border-top="none" fo:border-bottom="0.05pt solid #000000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Tableau1.C6" style:family="table-cell">
      <style:table-cell-properties style:vertical-align="middle" fo:background-color="#669900" fo:padding="0cm" fo:border-left="0.05pt solid #000000" fo:border-right="1pt solid #800000" fo:border-top="0.05pt solid #800000" fo:border-bottom="0.05pt solid #000000" style:writing-mode="page">
        <style:background-image/>
      </style:table-cell-properties>
    </style:style>
    <style:style style:name="Tableau1.7" style:family="table-row">
      <style:table-row-properties fo:keep-together="auto"/>
    </style:style>
    <style:style style:name="Tableau1.A7" style:family="table-cell" style:data-style-name="N10100">
      <style:table-cell-properties style:vertical-align="middle" fo:background-color="#ffffff" fo:padding="0cm" fo:border-left="1pt solid #800000" fo:border-right="0.05pt solid #800000" fo:border-top="0.05pt solid #800000" fo:border-bottom="1pt solid #800000" style:writing-mode="page">
        <style:background-image/>
      </style:table-cell-properties>
    </style:style>
    <style:style style:name="Tableau1.B7" style:family="table-cell">
      <style:table-cell-properties style:vertical-align="middle" fo:background-color="#ffffff" fo:padding="0cm" fo:border-left="none" fo:border-right="0.05pt solid #800000" fo:border-top="0.05pt solid #800000" fo:border-bottom="1pt solid #800000" style:writing-mode="page">
        <style:background-image/>
      </style:table-cell-properties>
    </style:style>
    <style:style style:name="Tableau1.C7" style:family="table-cell">
      <style:table-cell-properties style:vertical-align="middle" fo:background-color="#ff9900" fo:padding="0cm" fo:border-left="0.05pt solid #800000" fo:border-right="1pt solid #800000" fo:border-top="0.05pt solid #800000" fo:border-bottom="1pt solid #8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11pt" officeooo:paragraph-rsid="0015ba8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1pt" officeooo:rsid="0015ba80" officeooo:paragraph-rsid="0015ba80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6pt" officeooo:paragraph-rsid="0015ba80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6pt" officeooo:rsid="0015ba80" officeooo:paragraph-rsid="0015ba80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5ba80" officeooo:paragraph-rsid="0015ba8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5ba80" officeooo:paragraph-rsid="001669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77361" officeooo:paragraph-rsid="00177361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178810" officeooo:paragraph-rsid="00178810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 fo:padding-left="0cm" fo:padding-right="0cm" fo:padding-top="0cm" fo:padding-bottom="0.071cm" fo:border-left="none" fo:border-right="none" fo:border-top="none" fo:border-bottom="0.99pt solid #000001"/>
      <style:text-properties style:font-name="Century Schoolbook L" officeooo:paragraph-rsid="0015ba80"/>
    </style:style>
    <style:style style:name="P11" style:family="paragraph" style:parent-style-name="Standard">
      <style:paragraph-properties fo:text-align="center" style:justify-single-word="false"/>
      <style:text-properties officeooo:rsid="0021360f" officeooo:paragraph-rsid="0021360f"/>
    </style:style>
    <style:style style:name="T1" style:family="text">
      <style:text-properties officeooo:rsid="0015ba80"/>
    </style:style>
    <style:style style:name="T2" style:family="text">
      <style:text-properties officeooo:rsid="00065fb3"/>
    </style:style>
    <style:style style:name="T3" style:family="text">
      <style:text-properties officeooo:rsid="001669b6"/>
    </style:style>
    <style:style style:name="T4" style:family="text">
      <style:text-properties officeooo:rsid="00178810"/>
    </style:style>
    <style:style style:name="T5" style:family="text">
      <style:text-properties officeooo:rsid="001ab399"/>
    </style:style>
    <style:style style:name="T6" style:family="text">
      <style:text-properties fo:color="#000000" style:text-outline="false" style:text-line-through-style="none" style:text-line-through-type="none" style:font-name="Thorndal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horndale" fo:font-style="normal" fo:text-shadow="none" style:text-underline-style="none" fo:font-weight="normal" officeooo:rsid="001ab399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officeooo:rsid="001bc2be"/>
    </style:style>
    <style:style style:name="T9" style:family="text">
      <style:text-properties officeooo:rsid="001e9fdd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<text:span text:style-name="T1">Stage LAM</text:span> : Développement d'une interface web de supervision d'un instrument scientifique</text:p>
      <text:p text:style-name="P3"/>
      <text:p text:style-name="P4">Plan de travail</text:p>
      <text:p text:style-name="P1"/>
      <text:p text:style-name="P2">Théo Rostaing</text:p>
      <text:p text:style-name="P2">01 Juin 2018</text:p>
      <text:p text:style-name="P2"/>
      <text:p text:style-name="P5">Le Laboratoire d’Astrophysique de Marseille développe actuellement le spectrographe PFS dans le cadre du projet international SuMIRE.</text:p>
      <text:p text:style-name="P6">Le but de mon stage est de développer <text:span text:style-name="T2">une interface web </text:span>permettant la visualisation des<text:span text:style-name="T2"> </text:span>différents<text:span text:style-name="T2"> </text:span>capteurs de l’instrument PFS<text:span text:style-name="T2">. </text:span>Ces données seront donc accessible<text:span text:style-name="T3">s</text:span> depuis un navigateur web et <text:span text:style-name="T3">rafraîchies dynamiquement toutes les 20 secondes. </text:span></text:p>
      <text:p text:style-name="P6"/>
      <text:p text:style-name="P6"><text:span text:style-name="T3">Cette interface montrera <text:s/>d’une part l’état courant</text:span> des différents sous-systèmes constituant le spectrographe, <text:span text:style-name="T3">mais permettra également de tracer une série temporelle d’un capteur choisi par l’utilisateur.</text:span></text:p>
      <text:p text:style-name="P7">Certains éléments constituants cet instrument étant particulièrement critiques, d<text:span text:style-name="T3">es </text:span>alertes visuelles seront affichées à l’attention de l’utilisateur.</text:p>
      <text:p text:style-name="P7">Un code couleur ainsi que les seuils définissants ces alarmes <text:span text:style-name="T4">seront pré-définis, mais également customisables.</text:span></text:p>
      <text:p text:style-name="P7"/>
      <text:p text:style-name="P8">Un plan de travail sera défini ci-dessous, permettant de lister les différentes tâches et de fixer des objectifs réalistes en terme de calendrier.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Dates</text:p>
          </table:table-cell>
          <table:table-cell table:style-name="Tableau1.A1" office:value-type="string">
            <text:p text:style-name="Standard">Objectif</text:p>
          </table:table-cell>
          <table:table-cell table:style-name="Tableau1.C1" office:value-type="string">
            <text:p text:style-name="Standard">Status</text:p>
          </table:table-cell>
        </table:table-row>
        <table:table-row table:style-name="Tableau1.2">
          <table:table-cell table:style-name="Tableau1.A2" office:value-type="string">
            <text:p text:style-name="Standard">22 mai→<text:span text:style-name="T4">30</text:span> <text:span text:style-name="T4">mai</text:span> </text:p>
          </table:table-cell>
          <table:table-cell table:style-name="Tableau1.B2" office:value-type="string">
            <text:p text:style-name="Standard">Inventaire des différentes solutions techniques permettant de remplir le cahier des charges et de s’intégrer au mieux dans l’environnement software PFS</text:p>
          </table:table-cell>
          <table:table-cell table:style-name="Tableau1.C2" office:value-type="string">
            <text:p text:style-name="P9">OK</text:p>
          </table:table-cell>
        </table:table-row>
        <table:table-row table:style-name="Tableau1.3">
          <table:table-cell table:style-name="Tableau1.A3" office:value-type="string">
            <text:p text:style-name="Table_20_Contents">23 mai→29 mai</text:p>
            <text:p text:style-name="Table_20_Contents"/>
          </table:table-cell>
          <table:table-cell table:style-name="Tableau1.B3" office:value-type="string">
            <text:p text:style-name="Table_20_Contents">- Mise en place d’un serveur Apache</text:p>
            <text:p text:style-name="Table_20_Contents">- Développement d’un premier prototype en php + javascript: </text:p>
            <text:p text:style-name="Table_20_Contents">Affichage dynamique (Ajax) des valeurs courantes</text:p>
            <text:p text:style-name="Table_20_Contents">Graphique avec plotly</text:p>
          </table:table-cell>
          <table:table-cell table:style-name="Tableau1.C2" office:value-type="string">
            <text:p text:style-name="P9">OK</text:p>
          </table:table-cell>
        </table:table-row>
        <table:table-row table:style-name="Tableau1.4">
          <table:table-cell table:style-name="Tableau1.A4" office:value-type="float" office:value="0">
            <text:p text:style-name="Table_20_Contents">30 mai → 12 juin</text:p>
          </table:table-cell>
          <table:table-cell table:style-name="Tableau1.B4" office:value-type="float" office:value="0">
            <text:p text:style-name="Table_20_Contents">Développement d’un prototype <text:span text:style-name="T5">en python + framework web</text:span></text:p>
            <text:p text:style-name="Table_20_Contents">Le choix du framework s’est porté sur Flask, celui-ci étant plus léger et ayant été préconisé par l’équipe software du téléscope.</text:p>
          </table:table-cell>
          <table:table-cell table:style-name="Tableau1.C4" office:value-type="string">
            <text:p text:style-name="P9">OK</text:p>
          </table:table-cell>
        </table:table-row>
        <table:table-row table:style-name="Tableau1.5">
          <table:table-cell table:style-name="Tableau1.A5" office:value-type="float" office:value="0">
            <text:p text:style-name="Table_20_Contents">13 juin</text:p>
          </table:table-cell>
          <table:table-cell table:style-name="Tableau1.B5" office:value-type="string">
            <text:p text:style-name="Table_20_Contents">Choix d’une solution -<text:span text:style-name="T9">&gt; python + framework web</text:span></text:p>
          </table:table-cell>
          <table:table-cell table:style-name="Tableau1.C5" office:value-type="string">
            <text:p text:style-name="P9">OK</text:p>
          </table:table-cell>
        </table:table-row>
        <table:table-row table:style-name="Tableau1.6">
          <table:table-cell table:style-name="Tableau1.A5" office:value-type="float" office:value="0">
            <text:p text:style-name="Table_20_Contents"/>
            <text:p text:style-name="Table_20_Contents">13 juin → 29 juin</text:p>
            <text:p text:style-name="Table_20_Contents"/>
          </table:table-cell>
          <table:table-cell table:style-name="Tableau1.B4" office:value-type="float" office:value="0">
            <text:p text:style-name="Table_20_Contents">Ajout de toutes les fonctionnalités :</text:p>
            <text:p text:style-name="Table_20_Contents">Ajout des alertes</text:p>
            <text:p text:style-name="Table_20_Contents">Int<text:span text:style-name="T8">é</text:span>raction graphique (date début … etc)</text:p>
          </table:table-cell>
          <table:table-cell table:style-name="Tableau1.C6" office:value-type="string">
            <text:p text:style-name="P11">OK</text:p>
          </table:table-cell>
        </table:table-row>
        <table:table-row table:style-name="Tableau1.7">
          <table:table-cell table:style-name="Tableau1.A7" office:value-type="float" office:value="0">
            <text:p text:style-name="Table_20_Contents">30 juin → 13 juillet </text:p>
          </table:table-cell>
          <table:table-cell table:style-name="Tableau1.B7" office:value-type="string">
            <text:p text:style-name="Table_20_Contents"><text:span text:style-name="T7">M</text:span><text:span text:style-name="T6">ise en forme de l’interface</text:span></text:p>
            <text:p text:style-name="Table_20_Contents">Rédaction rapport </text:p>
          </table:table-cell>
          <table:table-cell table:style-name="Tableau1.C7" office:value-type="string">
            <text:p text:style-name="P11">IN PROGRES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Sans UI" svg:font-family="'Andale Sans UI'"/>
    <style:font-face style:name="Lohit Devanagari1" svg:font-family="'Lohit Devanagari'"/>
    <style:font-face style:name="Tahoma" svg:font-family="Tahoma"/>
    <style:font-face style:name="Times New Roman" svg:font-family="'Times New Roman'" style:font-family-generic="roman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uge.1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2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3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4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5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6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7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8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9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10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1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2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3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Rouge.14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5" style:family="paragraph">
      <style:text-properties fo:color="#ffffff" style:font-name="Thorndale" fo:font-family="Thorndale" style:font-family-generic="roman" style:font-pitch="variable" fo:font-weight="bold" style:font-name-asian="Andale Sans UI" style:font-family-asian="'Andale Sans UI'" style:font-weight-asian="bold" style:font-name-complex="Tahoma" style:font-family-complex="Tahoma" style:font-weight-complex="bold"/>
    </style:style>
    <style:style style:name="Rouge.16" style:family="paragraph">
      <style:text-properties style:font-name="Thorndale" fo:font-family="Thorndale" style:font-family-generic="roman" style:font-pitch="variable" style:font-name-asian="Andale Sans UI" style:font-family-asian="'Andale Sans UI'" style:font-name-complex="Tahoma" style:font-family-complex="Tahom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47:20.932341519</meta:creation-date>
    <dc:date>2018-07-04T09:44:57.292130584</dc:date>
    <meta:editing-duration>PT16M58S</meta:editing-duration>
    <meta:editing-cycles>8</meta:editing-cycles>
    <meta:generator>LibreOffice/5.0.6.2$Linux_X86_64 LibreOffice_project/00$Build-2</meta:generator>
    <meta:document-statistic meta:table-count="1" meta:image-count="0" meta:object-count="0" meta:page-count="1" meta:paragraph-count="38" meta:word-count="292" meta:character-count="1929" meta:non-whitespace-character-count="1669"/>
  </office:meta>
</office:document-meta>
</file>